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ext_20_body">
      <style:paragraph-properties fo:margin-left="0in" fo:margin-right="0in" fo:text-indent="0in" style:auto-text-indent="false"/>
    </style:style>
    <style:style style:name="P3" style:family="paragraph" style:parent-style-name="Text_20_body">
      <style:paragraph-properties fo:margin-left="0in" fo:margin-right="0in" fo:text-indent="0in" style:auto-text-indent="false"/>
      <style:text-properties fo:font-size="14pt" style:font-size-asian="12.25pt" style:font-size-complex="14pt"/>
    </style:style>
    <style:style style:name="P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14pt" style:font-size-asian="12.25pt" style:font-size-complex="14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6" style:family="paragraph" style:parent-style-name="Text_20_body">
      <style:paragraph-properties fo:margin-left="0in" fo:margin-right="0in" fo:text-indent="0in" style:auto-text-indent="false"/>
      <style:text-properties fo:font-weight="normal" style:font-weight-asian="normal" style:font-weight-complex="normal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rsid="001c8dfe" officeooo:paragraph-rsid="001c8dfe"/>
    </style:style>
    <style:style style:name="P8" style:family="paragraph" style:parent-style-name="Text_20_body">
      <style:paragraph-properties fo:margin-left="0in" fo:margin-right="0in" fo:text-indent="0in" style:auto-text-indent="false"/>
      <style:text-properties officeooo:rsid="001ef872" officeooo:paragraph-rsid="0020a86e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rsid="0022bdc9" officeooo:paragraph-rsid="0022bdc9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officeooo:rsid="00275d2b" officeooo:paragraph-rsid="00275d2b"/>
    </style:style>
    <style:style style:name="P11" style:family="paragraph" style:parent-style-name="Text_20_body">
      <style:text-properties fo:color="#ff3333"/>
    </style:style>
    <style:style style:name="P12" style:family="paragraph" style:parent-style-name="Text_20_body">
      <style:text-properties officeooo:rsid="001a5a30" officeooo:paragraph-rsid="001a5a30"/>
    </style:style>
    <style:style style:name="P13" style:family="paragraph" style:parent-style-name="Text_20_body">
      <style:text-properties officeooo:paragraph-rsid="001a5a30"/>
    </style:style>
    <style:style style:name="P14" style:family="paragraph" style:parent-style-name="Text_20_body">
      <style:text-properties officeooo:rsid="001ac2ee" officeooo:paragraph-rsid="001ac2ee"/>
    </style:style>
    <style:style style:name="P15" style:family="paragraph" style:parent-style-name="Text_20_body">
      <style:text-properties officeooo:rsid="001baf07" officeooo:paragraph-rsid="001baf07"/>
    </style:style>
    <style:style style:name="P16" style:family="paragraph" style:parent-style-name="Text_20_body">
      <style:text-properties officeooo:rsid="0022bdc9" officeooo:paragraph-rsid="0022bdc9"/>
    </style:style>
    <style:style style:name="P17" style:family="paragraph" style:parent-style-name="Contents_20_Heading">
      <style:paragraph-properties fo:break-before="page"/>
    </style:style>
    <style:style style:name="P18" style:family="paragraph" style:parent-style-name="Contents_20_1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20" style:family="paragraph" style:parent-style-name="Subtitle">
      <style:text-properties officeooo:rsid="0022bdc9" officeooo:paragraph-rsid="0022bdc9"/>
    </style:style>
    <style:style style:name="P21" style:family="paragraph" style:parent-style-name="Subtitle">
      <style:text-properties officeooo:rsid="00275d2b" officeooo:paragraph-rsid="00275d2b"/>
    </style:style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Text_20_body" style:list-style-name="L7"/>
    <style:style style:name="P26" style:family="paragraph" style:parent-style-name="Text_20_body" style:list-style-name="L8"/>
    <style:style style:name="P27" style:family="paragraph" style:parent-style-name="Text_20_body" style:list-style-name="L9"/>
    <style:style style:name="P28" style:family="paragraph" style:parent-style-name="Text_20_body" style:list-style-name="L10"/>
    <style:style style:name="P29" style:family="paragraph" style:parent-style-name="Text_20_body" style:list-style-name="L10">
      <style:text-properties fo:font-weight="normal" style:font-weight-asian="normal" style:font-weight-complex="normal"/>
    </style:style>
    <style:style style:name="P30" style:family="paragraph" style:parent-style-name="Text_20_body" style:list-style-name="L11">
      <style:paragraph-properties fo:margin-left="0in" fo:margin-right="0in" fo:text-indent="0in" style:auto-text-indent="false"/>
    </style:style>
    <style:style style:name="P31" style:family="paragraph" style:parent-style-name="Text_20_body">
      <style:paragraph-properties fo:margin-left="0in" fo:margin-right="0in" fo:text-indent="0in" style:auto-text-indent="false"/>
      <style:text-properties officeooo:rsid="0022bdc9" officeooo:paragraph-rsid="0022bdc9"/>
    </style:style>
    <style:style style:name="P32" style:family="paragraph" style:parent-style-name="Title" style:list-style-name="Numbering_20_2">
      <style:text-properties officeooo:paragraph-rsid="00330777"/>
    </style:style>
    <style:style style:name="P33" style:family="paragraph" style:parent-style-name="Title" style:master-page-name="Textual_20_elements">
      <style:paragraph-properties style:page-number="1"/>
    </style:style>
    <style:style style:name="P34" style:family="paragraph" style:parent-style-name="Title" style:master-page-name="Textual_20_elements">
      <style:paragraph-properties style:page-number="auto"/>
    </style:style>
    <style:style style:name="P35" style:family="paragraph" style:parent-style-name="Title">
      <style:paragraph-properties fo:break-before="page"/>
    </style:style>
    <style:style style:name="P36" style:family="paragraph" style:parent-style-name="Title">
      <style:paragraph-properties fo:break-before="page"/>
      <style:text-properties fo:font-weight="normal" style:font-weight-asian="normal" style:font-weight-complex="normal"/>
    </style:style>
    <style:style style:name="P37" style:family="paragraph" style:parent-style-name="Title">
      <style:paragraph-properties fo:break-before="page"/>
      <style:text-properties officeooo:rsid="001c8dfe" officeooo:paragraph-rsid="001c8dfe"/>
    </style:style>
    <style:style style:name="P3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3465a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c8dfe"/>
    </style:style>
    <style:style style:name="T5" style:family="text">
      <style:text-properties officeooo:rsid="001da2e9"/>
    </style:style>
    <style:style style:name="T6" style:family="text">
      <style:text-properties officeooo:rsid="001f3dd8"/>
    </style:style>
    <style:style style:name="T7" style:family="text">
      <style:text-properties officeooo:rsid="0020a86e"/>
    </style:style>
    <style:style style:name="T8" style:family="text">
      <style:text-properties officeooo:rsid="0022db06"/>
    </style:style>
    <style:style style:name="T9" style:family="text">
      <style:text-properties officeooo:rsid="0023424c"/>
    </style:style>
    <style:style style:name="T10" style:family="text">
      <style:text-properties officeooo:rsid="0024e6ad"/>
    </style:style>
    <style:style style:name="T11" style:family="text">
      <style:text-properties officeooo:rsid="00264854"/>
    </style:style>
    <style:style style:name="T12" style:family="text">
      <style:text-properties officeooo:rsid="0029b45e"/>
    </style:style>
    <style:style style:name="T13" style:family="text">
      <style:text-properties officeooo:rsid="002b6663"/>
    </style:style>
    <style:style style:name="T14" style:family="text">
      <style:text-properties officeooo:rsid="002b882d"/>
    </style:style>
    <style:style style:name="T15" style:family="text">
      <style:text-properties officeooo:rsid="0030186d"/>
    </style:style>
    <style:style style:name="T16" style:family="text">
      <style:text-properties fo:language="en" fo:country="US" officeooo:rsid="0020a86e"/>
    </style:style>
    <style:style style:name="T17" style:family="text">
      <style:text-properties officeooo:rsid="00302b47"/>
    </style:style>
    <style:style style:name="T18" style:family="text">
      <style:text-properties officeooo:rsid="0030789c"/>
    </style:style>
    <style:style style:name="T19" style:family="text">
      <style:text-properties officeooo:rsid="00316902"/>
    </style:style>
    <style:style style:name="T20" style:family="text">
      <style:text-properties fo:color="#ff3333" fo:font-weight="bold" officeooo:rsid="00316902" style:font-weight-asian="bold" style:font-weight-complex="bold"/>
    </style:style>
    <style:style style:name="T21" style:family="text">
      <style:text-properties fo:color="#ff3333" fo:font-weight="bold" officeooo:rsid="00330777" style:font-weight-asian="bold" style:font-weight-complex="bold"/>
    </style:style>
    <style:style style:name="T2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TCC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7">Sumário</text:p>
          </text:index-title>
          <text:p text:style-name="P18"><text:a xlink:type="simple" xlink:href="#__RefHeading__2065_2051713974" text:style-name="Index_20_Link" text:visited-style-name="Index_20_Link">1 Informações<text:tab/>1</text:a></text:p>
          <text:p text:style-name="P19"><text:a xlink:type="simple" xlink:href="#__RefHeading__708_121741837" text:style-name="Index_20_Link" text:visited-style-name="Index_20_Link">1.1 Datas<text:tab/>1</text:a></text:p>
          <text:p text:style-name="P19"><text:a xlink:type="simple" xlink:href="#__RefHeading__710_121741837" text:style-name="Index_20_Link" text:visited-style-name="Index_20_Link">1.2 Pontos<text:tab/>1</text:a></text:p>
          <text:p text:style-name="P19"><text:a xlink:type="simple" xlink:href="#__RefHeading__712_121741837" text:style-name="Index_20_Link" text:visited-style-name="Index_20_Link">1.3 Contatos<text:tab/>1</text:a></text:p>
          <text:p text:style-name="P18"><text:a xlink:type="simple" xlink:href="#__RefHeading__2067_2051713974" text:style-name="Index_20_Link" text:visited-style-name="Index_20_Link">2 dicas<text:tab/>2</text:a></text:p>
          <text:p text:style-name="P18"><text:a xlink:type="simple" xlink:href="#__RefHeading__2182_2051713974" text:style-name="Index_20_Link" text:visited-style-name="Index_20_Link">3 tcc1 – Pré-projeto<text:tab/>3</text:a></text:p>
          <text:p text:style-name="P19"><text:a xlink:type="simple" xlink:href="#__RefHeading__714_121741837" text:style-name="Index_20_Link" text:visited-style-name="Index_20_Link">3.1 Organização do pré-projeto<text:tab/>3</text:a></text:p>
          <text:p text:style-name="P19"><text:a xlink:type="simple" xlink:href="#__RefHeading__716_121741837" text:style-name="Index_20_Link" text:visited-style-name="Index_20_Link">3.2 Quadro teórico<text:tab/>4</text:a></text:p>
          <text:p text:style-name="P19"><text:a xlink:type="simple" xlink:href="#__RefHeading__718_121741837" text:style-name="Index_20_Link" text:visited-style-name="Index_20_Link">3.3 Quadro metodológico<text:tab/>4</text:a></text:p>
          <text:p text:style-name="P18"><text:a xlink:type="simple" xlink:href="#__RefHeading__520_2054553873" text:style-name="Index_20_Link" text:visited-style-name="Index_20_Link">4 Formatação<text:tab/>5</text:a></text:p>
          <text:p text:style-name="P18"><text:a xlink:type="simple" xlink:href="#__RefHeading__635_1111917065" text:style-name="Index_20_Link" text:visited-style-name="Index_20_Link">5 Quadro teórico<text:tab/>7</text:a></text:p>
          <text:p text:style-name="P18"><text:a xlink:type="simple" xlink:href="#__RefHeading__564_458657830" text:style-name="Index_20_Link" text:visited-style-name="Index_20_Link">6 Elementos de referência<text:tab/>9</text:a></text:p>
          <text:p text:style-name="P18"><text:a xlink:type="simple" xlink:href="#__RefHeading__566_458657830" text:style-name="Index_20_Link" text:visited-style-name="Index_20_Link">7 Quadro metodológico<text:tab/>10</text:a></text:p>
          <text:p text:style-name="P18"><text:a xlink:type="simple" xlink:href="#__RefHeading__604_2137429947" text:style-name="Index_20_Link" text:visited-style-name="Index_20_Link">8 Entrega qualificação<text:tab/>11</text:a></text:p>
        </text:index-body>
      </text:table-of-content>
      <text:p text:style-name="P3"/>
      <text:list xml:id="list8076058383447752473" text:style-name="Numbering_20_2">
        <text:list-item>
          <text:h text:style-name="P33" text:outline-level="1"><text:bookmark-start text:name="__RefHeading__2065_2051713974"/><text:s/>Informações<text:bookmark-end text:name="__RefHeading__2065_2051713974"/></text:h>
        </text:list-item>
      </text:list>
      <text:p text:style-name="P2"/>
      <text:p text:style-name="P2"/>
      <text:p text:style-name="P2"/>
      <text:h text:style-name="Subtitle" text:outline-level="2"><text:bookmark-start text:name="__RefHeading__708_121741837"/>1.1 Datas<text:bookmark-end text:name="__RefHeading__708_121741837"/></text:h>
      <text:p text:style-name="Text_20_body"/>
      <text:p text:style-name="Text_20_body"/>
      <text:p text:style-name="P11">09/12/2014: definição dos alunos e temas.</text:p>
      <text:p text:style-name="P11">10/12/2014: área, delimitação, justificativa, objetivo geral e objetivo específico.</text:p>
      <text:p text:style-name="Text_20_body">28/01/2014: primeira entrega.</text:p>
      <text:p text:style-name="Text_20_body">11/02/2014: entrega.</text:p>
      <text:p text:style-name="Text_20_body"/>
      <text:p text:style-name="Text_20_body"/>
      <text:h text:style-name="Subtitle" text:outline-level="2"><text:bookmark-start text:name="__RefHeading__710_121741837"/>1.2 Pontos<text:bookmark-end text:name="__RefHeading__710_121741837"/></text:h>
      <text:p text:style-name="Text_20_body"/>
      <text:p text:style-name="Text_20_body"/>
      <text:p text:style-name="Text_20_body">10 pontos = Pré-projeto.</text:p>
      <text:p text:style-name="Text_20_body">10 pontos = Introdução / Objetivo / Justificativa.</text:p>
      <text:p text:style-name="Text_20_body">10 pontos = Quadro teórico / Quadro metodológico</text:p>
      <text:p text:style-name="Text_20_body"/>
      <text:p text:style-name="Text_20_body"/>
      <text:h text:style-name="Subtitle" text:outline-level="2"><text:bookmark-start text:name="__RefHeading__712_121741837"/>1.3 Contatos<text:bookmark-end text:name="__RefHeading__712_121741837"/></text:h>
      <text:p text:style-name="Text_20_body"/>
      <text:p text:style-name="Text_20_body"/>
      <text:p text:style-name="Text_20_body">Joelma: 9968-0560 / <text:a xlink:type="simple" xlink:href="../../../../media/felipe/Data/Dropbox/joelma.faria@uol.com.br" text:style-name="Internet_20_link" text:visited-style-name="Visited_20_Internet_20_Link"><text:span text:style-name="T1">joelma.faria@uol.com.br</text:span></text:a> </text:p>
      <text:list xml:id="list134829040900313" text:continue-numbering="true" text:style-name="Numbering_20_2">
        <text:list-item>
          <text:h text:style-name="P34" text:outline-level="1"><text:bookmark-start text:name="__RefHeading__2067_2051713974"/><text:s/>dicas<text:bookmark-end text:name="__RefHeading__2067_2051713974"/></text:h>
        </text:list-item>
      </text:list>
      <text:p text:style-name="P2"/>
      <text:p text:style-name="P2"/>
      <text:p text:style-name="P2"/>
      <text:list xml:id="list8923922316566571216" text:style-name="L4">
        <text:list-item>
          <text:p text:style-name="P22">Cronograma</text:p>
        </text:list-item>
        <text:list-item>
          <text:p text:style-name="P22">Contínuo/rotina</text:p>
        </text:list-item>
        <text:list-item>
          <text:p text:style-name="P22">Leitura/escrita</text:p>
        </text:list-item>
        <text:list-item>
          <text:p text:style-name="P22">Organização</text:p>
        </text:list-item>
        <text:list-item>
          <text:p text:style-name="P22">Originalidade</text:p>
        </text:list-item>
      </text:list>
      <text:list xml:id="list134828666287172" text:continue-list="list134829040900313" text:style-name="Numbering_20_2">
        <text:list-item>
          <text:h text:style-name="P34" text:outline-level="1"><text:bookmark-start text:name="__RefHeading__2182_2051713974"/><text:s/>tcc1 – Pré-projeto<text:bookmark-end text:name="__RefHeading__2182_2051713974"/></text:h>
        </text:list-item>
      </text:list>
      <text:p text:style-name="P2"/>
      <text:p text:style-name="P2"/>
      <text:p text:style-name="P2"/>
      <text:list xml:id="list6879711421766034628" text:style-name="L5">
        <text:list-item>
          <text:p text:style-name="P23">Primeira organização do que está pensando em trabalhar, de 5 a 8 páginas, fonte Times, tamanho 12, título 14 e espaçamento 1/2.</text:p>
        </text:list-item>
        <text:list-item>
          <text:p text:style-name="P23">Apresentação do tema: especificar qual é a área, e o que nessa área será especificado, exemplo: área de Java EE especificando modularização de software OSGi. </text:p>
        </text:list-item>
        <text:list-item>
          <text:p text:style-name="P23">Trazer autores sobre o tema escolhido, escrevendo suas opiniões.</text:p>
        </text:list-item>
        <text:list-item>
          <text:p text:style-name="P23">Procurar trabalhos que já foram feitos sobre o assunto para leitura do abstract (3 trabalhos – TCCs, dissertações e testes em bibliotecas, sites referenciados com aspectos científicos, como Google acadêmico, portal de periódicos da CAPES, Século, Ebsco). Depois de pesquisar escrever a proposta do seu trabalho. </text:p>
        </text:list-item>
        <text:list-item>
          <text:p text:style-name="P23">Fazer a justificativa, motivos e razões para essa pesquisa. Usar argumentos que torna utilizável seu projeto, qual a relevância social, acadêmica, profissional.</text:p>
        </text:list-item>
        <text:list-item>
          <text:p text:style-name="P23">Objetivos.</text:p>
        </text:list-item>
        <text:list-item>
          <text:p text:style-name="P23">Projeto de pesquisa</text:p>
        </text:list-item>
      </text:list>
      <text:p text:style-name="Text_20_body"/>
      <text:p text:style-name="Text_20_body"/>
      <text:h text:style-name="Subtitle" text:outline-level="2"><text:bookmark-start text:name="__RefHeading__714_121741837"/>3.1 Organização do pré-projeto<text:bookmark-end text:name="__RefHeading__714_121741837"/></text:h>
      <text:p text:style-name="Text_20_body"/>
      <text:p text:style-name="Text_20_body"/>
      <text:list xml:id="list350474110261678245" text:style-name="L6">
        <text:list-item>
          <text:p text:style-name="P24">Introdução </text:p>
        </text:list-item>
        <text:list-item>
          <text:p text:style-name="P24">Objetivo </text:p>
          <text:list>
            <text:list-item>
              <text:p text:style-name="P24">Objetivo geral</text:p>
            </text:list-item>
            <text:list-item>
              <text:p text:style-name="P24">Objetivo específico</text:p>
            </text:list-item>
          </text:list>
        </text:list-item>
        <text:list-item>
          <text:p text:style-name="P24">Justificativa </text:p>
        </text:list-item>
        <text:list-item>
          <text:p text:style-name="P24">Quadro teórico</text:p>
        </text:list-item>
        <text:list-item>
          <text:p text:style-name="P24">Quadro metodológico</text:p>
        </text:list-item>
      </text:list>
      <text:p text:style-name="Text_20_body"/>
      <text:p text:style-name="Text_20_body"/>
      <text:h text:style-name="Subtitle" text:outline-level="2"><text:bookmark-start text:name="__RefHeading__716_121741837"/><text:soft-page-break/>3.2 Quadro teórico<text:bookmark-end text:name="__RefHeading__716_121741837"/></text:h>
      <text:p text:style-name="Text_20_body"/>
      <text:p text:style-name="Text_20_body"/>
      <text:list xml:id="list8778031363119245531" text:style-name="L7">
        <text:list-item>
          <text:p text:style-name="P25">Apresentar as teorias que serão usadas, por exemplo, java, cloud. Descrever o que é definições e resultados das teorias envolvidas no trabalho. </text:p>
        </text:list-item>
      </text:list>
      <text:list xml:id="list6253543230513814879" text:style-name="L8">
        <text:list-item>
          <text:p text:style-name="P26">Autores fundantes – 2/3 autores </text:p>
        </text:list-item>
        <text:list-item>
          <text:p text:style-name="P26">Citações diretas – exemplificativa, em uma frase define o que é. </text:p>
        </text:list-item>
        <text:list-item>
          <text:p text:style-name="P26">Citações indiretas – explicativas, com base em um livro você explica o assunto. </text:p>
        </text:list-item>
        <text:list-item>
          <text:p text:style-name="P26">2 páginas</text:p>
        </text:list-item>
      </text:list>
      <text:p text:style-name="Text_20_body"/>
      <text:p text:style-name="Text_20_body"/>
      <text:h text:style-name="Subtitle" text:outline-level="2"><text:bookmark-start text:name="__RefHeading__718_121741837"/>3.3 Quadro metodológico<text:bookmark-end text:name="__RefHeading__718_121741837"/></text:h>
      <text:p text:style-name="Text_20_body"/>
      <text:p text:style-name="Text_20_body"/>
      <text:list xml:id="list8800497202314674529" text:style-name="L9">
        <text:list-item>
          <text:p text:style-name="P27">Tipo de pesquisa (fazer uma das duas, falar no pré-projeto, definir e justificar): </text:p>
          <text:list>
            <text:list-item>
              <text:p text:style-name="P27">Pesquisa aplicada: desenvolver um produto real, palpável, que tem uma finalidade prática que pode ser aplicado em determinado contexto. Se será aplicado ou não é outra coisa. </text:p>
            </text:list-item>
            <text:list-item>
              <text:p text:style-name="P27">Pesquisa de intervenção: Quando o produto é aplicado em algum contexto e é efetivamente aplicado em uso e é mudado o modo como se faz alguma coisa é uma pesquisa de intervenção. </text:p>
            </text:list-item>
          </text:list>
        </text:list-item>
        <text:list-item>
          <text:p text:style-name="P27">Contexto de pesquisa: Onde esse trabalho pode ser usado em geral (pesquisa aplicado) ou onde pode ser usado específico (pesquisa de intervenção).</text:p>
        </text:list-item>
        <text:list-item>
          <text:p text:style-name="P27">Participantes: participantes do projeto com o orientador</text:p>
        </text:list-item>
        <text:list-item>
          <text:p text:style-name="P27">Instrumentos (o que será usado para dar um start no projeto, dizer quais são os instrumentos e por quê?): </text:p>
          <text:list>
            <text:list-item>
              <text:p text:style-name="P27">Questionários </text:p>
            </text:list-item>
            <text:list-item>
              <text:p text:style-name="P27">Entrevistas </text:p>
            </text:list-item>
            <text:list-item>
              <text:p text:style-name="P27">Reuniões</text:p>
            </text:list-item>
          </text:list>
        </text:list-item>
        <text:list-item>
          <text:p text:style-name="P27">Procedimentos: </text:p>
          <text:list>
            <text:list-item>
              <text:p text:style-name="P27">Passo a passo, contar o que imaginamos para fazer o projeto, colocando em itens <text:soft-page-break/>começados por verbos.</text:p>
            </text:list-item>
          </text:list>
        </text:list-item>
        <text:list-item>
          <text:p text:style-name="P27">Cronograma: </text:p>
          <text:list>
            <text:list-item>
              <text:p text:style-name="P27">O que pretende-se fazer e quando. Pré-projeto: fevereiro a junho.</text:p>
            </text:list-item>
          </text:list>
        </text:list-item>
        <text:list-item>
          <text:p text:style-name="P27">Orçamento: </text:p>
          <text:list>
            <text:list-item>
              <text:p text:style-name="P27">Fazer um orçamento, estimativa de gastos com livros, papéis, etc… o que imagina que gastaremos.</text:p>
            </text:list-item>
          </text:list>
        </text:list-item>
        <text:list-item>
          <text:p text:style-name="P27">Referências</text:p>
        </text:list-item>
      </text:list>
      <text:p text:style-name="Text_20_body"/>
      <text:p text:style-name="Text_20_body"/>
      <text:p text:style-name="Text_20_body"/>
      <text:list xml:id="list134828501763560" text:continue-list="list134828666287172" text:style-name="Numbering_20_2">
        <text:list-item>
          <text:h text:style-name="Title" text:outline-level="1"><text:bookmark-start text:name="__RefHeading__520_2054553873"/><text:s/>Formatação<text:bookmark-end text:name="__RefHeading__520_2054553873"/></text:h>
        </text:list-item>
      </text:list>
      <text:p text:style-name="Text_20_body"/>
      <text:p text:style-name="Text_20_body"/>
      <text:p text:style-name="Text_20_body"/>
      <text:p text:style-name="P2">→ <text:span text:style-name="T2">Impressão entrega oficial:</text:span> A4 / branco / anverso</text:p>
      <text:p text:style-name="P2">→ <text:span text:style-name="T2">Margem para entregas normais:</text:span> superior (3), esquerda (3), inferior (2), direita (2)</text:p>
      <text:p text:style-name="P2"><text:span text:style-name="T2">→ Margem para entrega final com capa dura:</text:span> superior (3), esquerda (4), inferior (2), direita (2).</text:p>
      <text:p text:style-name="P2">→ <text:span text:style-name="T2">Fonte:</text:span> Times New Roman</text:p>
      <text:p text:style-name="P2">→ <text:span text:style-name="T2">Título:</text:span> tamanho 14</text:p>
      <text:p text:style-name="P2">→ <text:span text:style-name="T2">Subtítulos / corpo do texto:</text:span> tamanho 12</text:p>
      <text:p text:style-name="P2">→ <text:span text:style-name="T2">Citação diretas longas:</text:span> tamanho 10</text:p>
      <text:p text:style-name="P2">→ <text:span text:style-name="T2">Nota de rodapé: </text:span>tamanho 8</text:p>
      <text:p text:style-name="P2">→ <text:span text:style-name="T2">Capa:</text:span> nomes dos alunos, instituição, local e data tamanho 14; título do trabalho tamanho 16; todo o texto da capa com caixa alta, negrito, espaçamento simples e centralizado.</text:p>
      <text:p text:style-name="P2">→ <text:span text:style-name="T2">Contra capa: </text:span><text:span text:style-name="T3">fonte 12, espaçamento simples, justificado. Inicia após dois enters do títulos. Pressiona três enters e começa a escrever.</text:span></text:p>
      <text:p text:style-name="P2">→ <text:span text:style-name="T2">Corpo do texto: </text:span><text:span text:style-name="T3">espaçamento 1 e meio, texto justificado, títulos alinhados à esquerda</text:span></text:p>
      <text:p text:style-name="P6"><text:tab/>→ Títulos: caixa alta/negrito;</text:p>
      <text:p text:style-name="P6"><text:tab/>→ Subtítulos: 1ª letra maiúscula/negrito</text:p>
      <text:p text:style-name="P6"><text:tab/>→ Palavras estrangeiras: itálico.</text:p>
      <text:p text:style-name="P6"><text:tab/>→ Siglas: primeiro extenso e depois a sigla. Quando for mais de uma sigla, diz <text:soft-page-break/>somente a primeira e depois em nota de rodapé. Ainda pode colocar uma lista de siglas.</text:p>
      <text:p text:style-name="P2"><text:span text:style-name="T3">→ </text:span><text:span text:style-name="T2">Legenda de figuras: </text:span><text:span text:style-name="T3">centralizado com a figura, fonte tamanho 8</text:span></text:p>
      <text:p text:style-name="P2"><text:span text:style-name="T3">→ </text:span><text:span text:style-name="T2">Paginação: </text:span><text:span text:style-name="T3">canto inferior direito, inicia com 1 na contra capa, número da página só aparece da 2ª página da introdução. Página que abre capítulo exibe o número.</text:span></text:p>
      <text:p text:style-name="P2"><text:span text:style-name="T3">→ </text:span><text:span text:style-name="T2">Referências: </text:span><text:span text:style-name="T3">Sem nº de indicação de capitulo; alinhadas a esquerda; espaçamento simples; 1 enter entre obras; em ordem alfabética pelo sobrenome; se houver obras do mesmo autor deve ser ordenado do mais atual para a mais antiga;</text:span></text:p>
      <text:list xml:id="list134829102977269" text:continue-numbering="true" text:style-name="Numbering_20_2">
        <text:list-item>
          <text:h text:style-name="P36" text:outline-level="1"><text:bookmark-start text:name="__RefHeading__635_1111917065"/><text:s/>Quadro teórico<text:bookmark-end text:name="__RefHeading__635_1111917065"/></text:h>
        </text:list-item>
      </text:list>
      <text:p text:style-name="Text_20_body"/>
      <text:p text:style-name="Text_20_body"/>
      <text:p text:style-name="Text_20_body"/>
      <text:p text:style-name="P6">Semana 3 - Quadro teórico </text:p>
      <text:p text:style-name="P6">Semana 4 - Quadro teórico </text:p>
      <text:p text:style-name="P2"><text:span text:style-name="T3">Semana 5 - Orientações </text:span><text:span text:style-name="T3"><office:annotation><dc:creator>Felipe Rodrigues</dc:creator><dc:date>2015-02-21T14:06:51</dc:date><text:p text:style-name="P38"><text:span text:style-name="T22">Semanas 3, 4, 5 são de estudos</text:span></text:p></office:annotation></text:span></text:p>
      <text:p text:style-name="P6">Semana 6 - Entrega QT<office:annotation><dc:creator>Felipe Rodrigues</dc:creator><dc:date>2015-02-21T14:07:08</dc:date><text:p text:style-name="P38"><text:span text:style-name="T22">Entrega dia 12/03/2015</text:span></text:p></office:annotation></text:p>
      <text:p text:style-name="P2"/>
      <text:p text:style-name="P2"/>
      <text:p text:style-name="P2"/>
      <text:p text:style-name="P6">Composição do quadro teórico: </text:p>
      <text:p text:style-name="P6"/>
      <text:list xml:id="list6249354167674785939" text:style-name="L10">
        <text:list-item>
          <text:p text:style-name="P29">Teorias de base para o desenvolvimento do produto; </text:p>
        </text:list-item>
        <text:list-item>
          <text:p text:style-name="P29">Linguagens, tecnologias e conhecimentos que embasam o trabalho; </text:p>
        </text:list-item>
        <text:list-item>
          <text:p text:style-name="P29">Dividir em seções; </text:p>
        </text:list-item>
        <text:list-item>
          <text:p text:style-name="P29">Ordem hierárquica, quando possível;</text:p>
        </text:list-item>
        <text:list-item>
          <text:p text:style-name="P29">20 páginas todo o projeto, tendo de 5 a 8 páginas o quadro teórico;</text:p>
        </text:list-item>
        <text:list-item>
          <text:p text:style-name="P29">Começar seções pelo histórico;</text:p>
        </text:list-item>
        <text:list-item>
          <text:p text:style-name="P29">Definições: podem ser fundantes e comentaristas. Comentaristas são o que vários indidíduos definem. Fundantes são aqueles que definiram primeiro, os inventores. É necessário colocar em order de definições, evolução, como começou e como foi evoluindo (evolução teórica);</text:p>
        </text:list-item>
        <text:list-item>
          <text:p text:style-name="P29">Autores relvantes (3 autores);</text:p>
        </text:list-item>
        <text:list-item>
          <text:p text:style-name="P28">Usar mais as citações <text:span text:style-name="T2">indiretas</text:span> (explicativas) e menos <text:span text:style-name="T2">diretas</text:span> (exemplificativas). Se for citação em inglês, citar em inglês e na nota de rodapé fazer a tradução e entre parênteses escrever “tradução nossa” ou de onde veio a tradução. Não fazer uma citação direta muito extensa, isso depende da definição. Nas citações inderetas, não alterar os conceitos, tem de ser fiel ao que o autor falou. Se não tiver autor no site, coloca-se o nome do site, se não tiver a data coloca-se a data de acesso, exemplo: “Segundo a IBM”. É preciso articular as citações, encaminhamento, uma coisa vai <text:soft-page-break/>puxando a outra, organização textual.</text:p>
        </text:list-item>
      </text:list>
      <text:p text:style-name="P2"/>
      <text:p text:style-name="P2"/>
      <text:p text:style-name="P2">Citações indiretas → são resumos realizados a partir de paráfrases (escrever o que alguém disse com minhas palavras, não e cópia e nem trocar palavras por sinônimos). Requerem leitura e compreensão do que é citado. Coloca-se da seguinte maneira “Nome do autor (ano)”.</text:p>
      <text:p text:style-name="P2"/>
      <text:p text:style-name="P2">Citações diretas → Curtas (até 3 linhas). Incorporadas ao parágrafo, vem sempre entre aspas, com autor, ano e página. Se for de página e não tiver página no lugar da página coloca-se (s.p), caso não tenha data coloca-se (s.d). Para citações longas (mais de 3 linhas), destacadas do parágrafo, recuo de 4 cm. Um enter e na linha de baixo, com espaçamento simples na citação, sem aspas, fonte 10, e no final autor, ano, p.</text:p>
      <text:p text:style-name="P2"/>
      <text:list xml:id="list134829496969137" text:continue-list="list134829102977269" text:style-name="Numbering_20_2">
        <text:list-item>
          <text:h text:style-name="P35" text:outline-level="1"><text:bookmark-start text:name="__RefHeading__564_458657830"/><text:s/>Elementos de referência<text:bookmark-end text:name="__RefHeading__564_458657830"/></text:h>
        </text:list-item>
      </text:list>
      <text:p text:style-name="Text_20_body"/>
      <text:p text:style-name="Text_20_body"/>
      <text:p text:style-name="P2">→ Autoria: SOBRENOME, <text:s/>+ nome ou inicial do nome +. <office:annotation><dc:creator>Felipe Rodrigues</dc:creator><dc:date>2015-02-26T19:23:50</dc:date><text:p text:style-name="P38"><text:span text:style-name="T23">Em negrito</text:span></text:p></office:annotation>Título do livro: + subtítulo.</text:p>
      <text:p text:style-name="Text_20_body"/>
      <text:p text:style-name="P2"/>
      <text:list xml:id="list134829692734575" text:continue-numbering="true" text:style-name="Numbering_20_2">
        <text:list-item>
          <text:h text:style-name="P35" text:outline-level="1"><text:bookmark-start text:name="__RefHeading__566_458657830"/><text:s/>Quadro metodológico<text:bookmark-end text:name="__RefHeading__566_458657830"/></text:h>
        </text:list-item>
      </text:list>
      <text:p text:style-name="Text_20_body"/>
      <text:p text:style-name="P2">→ Como será feita a pesquisa? Roteiro, passo a passo, ordem, forma, técnicas, ações.</text:p>
      <text:p text:style-name="P2">→ Informações sobre o desenvolvimento e a execução da pesquisa.</text:p>
      <text:p text:style-name="P2">→ Técnica/prática.</text:p>
      <text:p text:style-name="P2">→ Texto descritivo – muito bem detalhado, é melhor sobrar do que faltar.</text:p>
      <text:p text:style-name="P2">→ Mínimo de citações, pois nós contaremos o que nós imaginamos que será o projeto.</text:p>
      <text:p text:style-name="P2"/>
      <text:p text:style-name="P2">Tópicos:</text:p>
      <text:p text:style-name="P2">→ Tipos de pesquisa: é diferente de metodologia. Em S.I. Trabalha-se com dois tipos, que são, pequisa aplicada e pesquisa de intervenção. Primeiro deve-se apontar a escolha, se será aplicada ou intervenção, depois definir a metodologia baseado em, pelo menos, dois autores. Depois justificar a escolha, ou seja, porque para esse trabalho foi escolhido esse tipo de pesquisa.</text:p>
      <text:p text:style-name="P2">→ Contexto de pesquisa: imaginário ou real.</text:p>
      <text:p text:style-name="P2">→ Participantes, alunos, orientadores, pessoas externas. Descrever sobre.</text:p>
      <text:p text:style-name="P2">→ Instrumentos: questionários, entrevistas, reuniões. São usados para levantar informações. Levantar informações, definir o que é baseado em autores. Descrever objetivos. Quantas ou com quem.</text:p>
      <text:p text:style-name="P2">→ Procedimentos: ações que serão realizadas (verbos no infinitivo). Ex: fazer levantamento de livros da área. Topicalizados.</text:p>
      <text:p text:style-name="P2">→ Orçamento</text:p>
      <text:p text:style-name="P2">→ Cronograma: até em dezembro.</text:p>
      <text:list xml:id="list134828468766388" text:continue-numbering="true" text:style-name="Numbering_20_2">
        <text:list-item>
          <text:h text:style-name="P35" text:outline-level="1"><text:bookmark-start text:name="__RefHeading__604_2137429947"/><text:s/>Entrega qualificação<text:bookmark-end text:name="__RefHeading__604_2137429947"/></text:h>
        </text:list-item>
      </text:list>
      <text:p text:style-name="Text_20_body"/>
      <text:p text:style-name="P2">→ Entrega do projeto para qualificação (tudo que foi entregue)</text:p>
      <text:p text:style-name="P2">→ Capa</text:p>
      <text:p text:style-name="P2">→ Folha de rosto</text:p>
      <text:p text:style-name="P2">→ Listas (Figuras, abreviações, quadros/tabelas)</text:p>
      <text:p text:style-name="P2"><text:tab/>Lista de figuras:</text:p>
      <text:p text:style-name="P2"><text:tab/>Figura 1 – nome da figura – pág (número)</text:p>
      <text:p text:style-name="P2"><text:tab/></text:p>
      <text:p text:style-name="P2"><text:tab/>Lista de abreviações</text:p>
      <text:p text:style-name="P2"><text:tab/>ordem alfabética sem página</text:p>
      <text:p text:style-name="P2"/>
      <text:p text:style-name="P2"><text:tab/>Abreviações</text:p>
      <text:p text:style-name="P2"><text:tab/>ICC – Inatel Competence Center</text:p>
      <text:p text:style-name="P2"/>
      <text:p text:style-name="P2">→ Sumário</text:p>
      <text:p text:style-name="P2">→ Introdução</text:p>
      <text:p text:style-name="P2">→ 2 Objetivos</text:p>
      <text:list xml:id="list7387345920498239611" text:style-name="L11">
        <text:list-item>
          <text:list>
            <text:list-item>
              <text:p text:style-name="P30">Objetivo geral</text:p>
            </text:list-item>
            <text:list-item>
              <text:p text:style-name="P30">Objetivo específico</text:p>
              <text:p text:style-name="P30">→ Justificativa</text:p>
              <text:p text:style-name="P30">→ Quadro teórico</text:p>
              <text:p text:style-name="P30">→ Quadro metodológico</text:p>
              <text:p text:style-name="P30">→ Referências</text:p>
              <text:p text:style-name="P30">→ Apendice (se tiver)</text:p>
              <text:p text:style-name="P30">→ Anexos (se tiver)</text:p>
              <text:p text:style-name="P30">→ 2 cópias em espiral para banca</text:p>
              <text:p text:style-name="P30">→ 1 cópia simples para Joelma</text:p>
            </text:list-item>
          </text:list>
        </text:list-item>
      </text:list>
      <text:list xml:id="list134829289152171" text:continue-list="list134828468766388" text:style-name="Numbering_20_2">
        <text:list-item>
          <text:h text:style-name="P37" text:outline-level="1">Qualificação</text:h>
        </text:list-item>
      </text:list>
      <text:p text:style-name="P13"/>
      <text:p text:style-name="P12">3 bancas por dia.</text:p>
      <text:p text:style-name="P12">1 hora cada apresentação: 20 minutos de apresentação e 40 minutos de arguição.</text:p>
      <text:p text:style-name="P14">Seguir o template.</text:p>
      <text:p text:style-name="P15">12 a 15 slides</text:p>
      <text:p text:style-name="P15"/>
      <text:p text:style-name="P15"/>
      <text:list xml:id="list134828487246355" text:continue-numbering="true" text:style-name="Numbering_20_2">
        <text:list-item>
          <text:h text:style-name="P32" text:outline-level="1"><text:s/><text:span text:style-name="T4">Pré-banca e banca final - </text:span><text:span text:style-name="T21">A partir daque todas as </text:span><text:span text:style-name="T20">informações estão atualizadas no trello</text:span></text:h>
        </text:list-item>
      </text:list>
      <text:p text:style-name="Text_20_body"/>
      <text:p text:style-name="P7">→ Quadro teórico: <text:span text:style-name="T17">10</text:span>pts (1<text:span text:style-name="T17">3</text:span>/08);</text:p>
      <text:p text:style-name="P7">→ Quadro metodológico: 10pts (<text:span text:style-name="T19">03</text:span>/0<text:span text:style-name="T19">9</text:span>);</text:p>
      <text:p text:style-name="P7">→ Discussão de resultados: 10pts (1<text:span text:style-name="T17">7</text:span>/09);</text:p>
      <text:p text:style-name="P7">→<text:span text:style-name="T5"> Introdução / Considerações Finais (29/10);</text:span></text:p>
      <text:p text:style-name="P7">→<text:span text:style-name="T5"> Trabalho escrito: 40pts;</text:span></text:p>
      <text:p text:style-name="P7">→<text:span text:style-name="T5"> Apresentação: 30pts;</text:span></text:p>
      <text:p text:style-name="P7"/>
      <text:p text:style-name="P8">→ Pré-banca: 05 à 09 outubro (entrega: 28/09) </text:p>
      <text:p text:style-name="P8"><text:tab/>-<text:span text:style-name="T17">100% do Quadro Teórico;</text:span></text:p>
      <text:p text:style-name="P8"><text:tab/>-<text:span text:style-name="T17">100% do Quadro Metodológico;</text:span></text:p>
      <text:p text:style-name="P8"><text:span text:style-name="T6"><text:tab/>- Mínimo 70% do trabalho pronto</text:span>;</text:p>
      <text:p text:style-name="P8"/>
      <text:p text:style-name="P8">→ Banca: 16 à 20 novembro (entrega: 05/11):</text:p>
      <text:p text:style-name="P8"><text:tab/>- <text:span text:style-name="T16">Abstract</text:span><text:span text:style-name="T7">;</text:span></text:p>
      <text:p text:style-name="P8"><text:tab/>-<text:span text:style-name="T7">Revisão linguagem português.(20/08 – Joelma vai levar a lista com os nomes dos professores que ela indica para fazer a revisão. Obs: já agendar com eles antes, pois final de ano, eles são concorridos);</text:span></text:p>
      <text:p text:style-name="P8"><text:tab/>-<text:span text:style-name="T18">Capa-dura – o Pai do Tiago disse que faz tudo, para que fique padronizado</text:span></text:p>
      <text:p text:style-name="P8"/>
      <text:p text:style-name="P8"/>
      <text:h text:style-name="P20" text:outline-level="2"><text:soft-page-break/>10.1 Quadro teórico</text:h>
      <text:p text:style-name="P16"/>
      <text:p text:style-name="P9">→ <text:span text:style-name="T15">Definir</text:span> as teorias <text:span text:style-name="T9">(Essa teórica será aplicado como no trabalho? Irá ajudar no que no meu trabalho? Para que estou usando essa teoria? O que irei fazer?)</text:span>;</text:p>
      <text:p text:style-name="P9">→<text:span text:style-name="T8"> Bem discutido, bem argumentado;</text:span></text:p>
      <text:p text:style-name="P9">→ <text:span text:style-name="T9">Estabelecer relações entre as teorias e o desenvolvimento;</text:span></text:p>
      <text:p text:style-name="P9">→<text:span text:style-name="T11"> Texto no presente (citações, capítulos e subcapítulos);</text:span></text:p>
      <text:p text:style-name="P9">→<text:span text:style-name="T10"> Em torno de 20 páginas;</text:span></text:p>
      <text:p text:style-name="P9"/>
      <text:h text:style-name="P21" text:outline-level="2">10.2 Quadro metodológico</text:h>
      <text:p text:style-name="P10"/>
      <text:p text:style-name="P10">→ Pegar o Q<text:span text:style-name="T15">M</text:span> do projeto e melhorar;</text:p>
      <text:p text:style-name="P10">→ Texto no passado (Ex.: Esse projeto foi desenvolvido, <text:span text:style-name="T14">fez, desenvolveu-se</text:span>);</text:p>
      <text:p text:style-name="P10">→ Tipo de pesquisa </text:p>
      <text:p text:style-name="P9">→<text:span text:style-name="T12"> Contexto de pesquisa;</text:span></text:p>
      <text:p text:style-name="P9">→<text:span text:style-name="T12"> Instrumentos:</text:span></text:p>
      <text:p text:style-name="P9"><text:tab/>- <text:span text:style-name="T13">Quais instrumentos;</text:span></text:p>
      <text:p text:style-name="P9"><text:tab/>- <text:span text:style-name="T13">Aplicados a quem?;</text:span></text:p>
      <text:p text:style-name="P9"><text:tab/>- <text:span text:style-name="T13">Para quê?;</text:span></text:p>
      <text:p text:style-name="P9">→<text:span text:style-name="T13"> Procedimentos:</text:span></text:p>
      <text:p text:style-name="P9"><text:tab/>- <text:span text:style-name="T13">Texto: descrever as ações/etapas/resultados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in" loext:contextual-spacing="false" fo:line-height="150%" fo:text-align="justify" style:justify-single-word="false" fo:text-indent="0.4902in" style:auto-text-indent="false"/>
      <style:text-properties style:font-name="Times New Roman" fo:font-family="'Times New Roman'" style:font-style-name="Regular" style:font-family-generic="roman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default-outline-level="1" style:list-style-name="Numbering_20_2" style:class="chapter" style:master-page-name="">
      <style:paragraph-properties fo:margin-top="0in" fo:margin-bottom="0in" loext:contextual-spacing="false" fo:line-height="150%" fo:text-align="start" style:justify-single-word="false" style:page-number="auto"/>
      <style:text-properties fo:text-transform="uppercase" style:font-name="Times New Roman" fo:font-family="'Times New Roman'" style:font-style-name="Regular" style:font-family-generic="roman" style:font-pitch="variable" fo:font-size="14pt" fo:font-weight="normal" style:font-size-asian="28pt" style:font-weight-asian="bold" style:font-size-complex="28pt" style:font-weight-complex="600"/>
    </style:style>
    <style:style style:name="Subtitle" style:family="paragraph" style:parent-style-name="Title" style:next-style-name="Text_20_body" style:default-outline-level="2" style:list-style-name="" style:class="chapter">
      <style:paragraph-properties fo:margin-top="0in" fo:margin-bottom="0in" loext:contextual-spacing="false" fo:line-height="150%" fo:text-align="start" style:justify-single-word="false"/>
      <style:text-properties fo:font-variant="normal" fo:text-transform="none" fo:font-size="12pt" fo:font-weight="bold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3in" style:type="right" style:leader-style="dotted" style:leader-text="."/>
        </style:tab-stops>
      </style:paragraph-properties>
      <style:text-properties fo:text-transform="uppercase" style:font-name="Times New Roman" fo:font-family="'Times New Roman'" style:font-style-name="Regular" style:font-family-generic="roman" style:font-pitch="variable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Illustration" style:family="paragraph" style:parent-style-name="Caption" style:class="extra">
      <style:text-properties fo:font-size="10pt" fo:font-style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margin-top="0in" fo:margin-bottom="0in" loext:contextual-spacing="false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1.1799in" fo:margin-bottom="0.7902in" fo:margin-left="1.1799in" fo:margin-right="0.7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701in" fo:page-height="11.6902in" style:num-format="1" style:print-orientation="portrait" fo:margin-top="1.1799in" fo:margin-bottom="0.7874in" fo:margin-left="1.1799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Untitled1" style:page-layout-name="Mpm3"/>
    <style:master-page style:name="Textual_20_elements" style:display-name="Textual elements" style:page-layout-name="Mpm4">
      <style:header>
        <text:p text:style-name="MP1"><text:page-number text:select-page="current">13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19:18:36.640226240</meta:creation-date>
    <meta:editing-duration>PT4H50M26S</meta:editing-duration>
    <meta:editing-cycles>76</meta:editing-cycles>
    <meta:generator>LibreOffice/4.3.3.2$Linux_X86_64 LibreOffice_project/430m0$Build-2</meta:generator>
    <dc:date>2015-08-22T13:48:27.876994951</dc:date>
    <dc:creator>Felipe Prado</dc:creator>
    <meta:document-statistic meta:table-count="0" meta:image-count="0" meta:object-count="0" meta:page-count="15" meta:paragraph-count="188" meta:word-count="1663" meta:character-count="10202" meta:non-whitespace-character-count="8716"/>
  </office:meta>
</office:document-meta>
</file>